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writertoolbar.xml" manifest:media-type=""/>
  <manifest:file-entry manifest:full-path="Configurations/writerkeybinding.xml" manifest:media-type=""/>
  <manifest:file-entry manifest:full-path="Configurations2/accelerator/current.xml" manifest:media-type=""/>
  <manifest:file-entry manifest:full-path="Configurations2/" manifest:media-type="application/vnd.sun.xml.ui.configuration"/>
  <manifest:file-entry manifest:full-path="Pictures/10000001000001640000010497DC775BF474BC3F.png" manifest:media-type="image/png"/>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family-generic="decorative" style:font-pitch="variable" style:font-charset="x-symbol"/>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style:tab-stops>
          <style:tab-stop style:position="9.504cm" style:type="center"/>
          <style:tab-stop style:position="18cm" style:type="right"/>
        </style:tab-stops>
      </style:paragraph-properties>
    </style:style>
    <style:style style:name="P4" style:family="paragraph" style:parent-style-name="Header">
      <style:paragraph-properties fo:padding="0cm" fo:border="none">
        <style:tab-stops>
          <style:tab-stop style:position="18cm" style:type="right"/>
        </style:tab-stops>
      </style:paragraph-properties>
    </style:style>
    <style:style style:name="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Header">
      <style:paragraph-properties>
        <style:tab-stops>
          <style:tab-stop style:position="26.501cm" style:type="right"/>
        </style:tab-stops>
      </style:paragraph-properties>
    </style:style>
    <style:style style:name="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2" style:family="paragraph" style:parent-style-name="Standard">
      <style:paragraph-properties fo:margin-left="0cm" fo:margin-right="0cm" fo:text-indent="0cm" style:auto-text-indent="false"/>
      <style:text-properties fo:font-style="italic"/>
    </style:style>
    <style:style style:name="P13" style:family="paragraph" style:parent-style-name="_35__20_Texte">
      <style:text-properties fo:font-style="italic" officeooo:rsid="00083052" officeooo:paragraph-rsid="00083052" style:font-style-asian="italic" style:font-style-complex="italic"/>
    </style:style>
    <style:style style:name="P14" style:family="paragraph" style:parent-style-name="_35__20_Texte">
      <style:text-properties fo:font-style="italic" officeooo:rsid="000b72f1" officeooo:paragraph-rsid="0012091d" style:font-style-asian="italic" style:font-style-complex="italic"/>
    </style:style>
    <style:style style:name="P15"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6"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bc3d2"/>
    </style:style>
    <style:style style:name="P17"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8"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0" style:family="paragraph" style:parent-style-name="Contents_20_2">
      <style:paragraph-properties>
        <style:tab-stops>
          <style:tab-stop style:position="18.251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3">
      <style:paragraph-properties>
        <style:tab-stops>
          <style:tab-stop style:position="17.251cm" style:type="right" style:leader-style="dotted" style:leader-text="."/>
        </style:tab-stops>
      </style:paragraph-properties>
    </style:style>
    <style:style style:name="P23" style:family="paragraph" style:parent-style-name="Standard">
      <style:text-properties officeooo:paragraph-rsid="001bc3d2"/>
    </style:style>
    <style:style style:name="P24" style:family="paragraph" style:parent-style-name="_35__20_Texte" style:list-style-name="L3">
      <style:text-properties officeooo:paragraph-rsid="0012091d"/>
    </style:style>
    <style:style style:name="P25" style:family="paragraph" style:parent-style-name="_35__20_Texte" style:list-style-name="L3">
      <style:text-properties fo:font-style="italic" officeooo:rsid="000d27a2" officeooo:paragraph-rsid="0012091d"/>
    </style:style>
    <style:style style:name="P26" style:family="paragraph" style:parent-style-name="_35__20_Texte" style:list-style-name="L5">
      <style:paragraph-properties fo:margin-left="1cm" fo:margin-right="0cm" fo:text-indent="0cm" style:auto-text-indent="false"/>
      <style:text-properties fo:font-style="italic"/>
    </style:style>
    <style:style style:name="P27"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28"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29" style:family="paragraph" style:parent-style-name="_39__20_Enumération" style:list-style-name="L7">
      <style:paragraph-properties fo:margin-left="1cm" fo:margin-right="0cm" fo:text-indent="0cm" style:auto-text-indent="false"/>
      <style:text-properties fo:font-style="italic"/>
    </style:style>
    <style:style style:name="P30" style:family="paragraph" style:parent-style-name="_39__20_Enumération" style:list-style-name="L6">
      <style:paragraph-properties fo:margin-left="1cm" fo:margin-right="0cm" fo:text-align="start" style:justify-single-word="false" fo:text-indent="0cm" style:auto-text-indent="false"/>
      <style:text-properties officeooo:paragraph-rsid="0012091d"/>
    </style:style>
    <style:style style:name="P31"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251cm" style:type="right" style:leader-style="dotted" style:leader-text="."/>
        </style:tab-stops>
      </style:paragraph-properties>
    </style:style>
    <style:style style:name="P34" style:family="paragraph" style:parent-style-name="Contents_20_3">
      <style:paragraph-properties>
        <style:tab-stops>
          <style:tab-stop style:position="17.251cm" style:type="right" style:leader-style="dotted" style:leader-text="."/>
        </style:tab-stops>
      </style:paragraph-properties>
    </style:style>
    <style:style style:name="P35" style:family="paragraph" style:parent-style-name="Standard" style:master-page-name="_5f_LNA_20_Couverture">
      <style:paragraph-properties style:page-number="auto"/>
      <style:text-properties officeooo:paragraph-rsid="001bc3d2"/>
    </style:style>
    <style:style style:name="P36"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37" style:family="paragraph" style:parent-style-name="Standard" style:list-style-name="L1">
      <style:paragraph-properties fo:margin-left="1cm" fo:margin-right="0cm" fo:text-indent="0cm" style:auto-text-indent="false"/>
      <style:text-properties fo:font-style="italic"/>
    </style:style>
    <style:style style:name="P38" style:family="paragraph" style:parent-style-name="Standard" style:list-style-name="L2">
      <style:paragraph-properties fo:margin-left="1cm" fo:margin-right="0cm" fo:text-indent="0cm" style:auto-text-indent="false"/>
      <style:text-properties fo:font-style="italic"/>
    </style:style>
    <style:style style:name="P39" style:family="paragraph" style:parent-style-name="Standard" style:list-style-name="L4">
      <style:text-properties fo:font-style="italic" officeooo:rsid="00116ae9" officeooo:paragraph-rsid="0014dc82"/>
    </style:style>
    <style:style style:name="P40" style:family="paragraph" style:parent-style-name="Standard" style:list-style-name="L4">
      <style:text-properties fo:font-style="italic" officeooo:rsid="00160eff" officeooo:paragraph-rsid="00160eff"/>
    </style:style>
    <style:style style:name="P41" style:family="paragraph" style:parent-style-name="Standard" style:list-style-name="L4">
      <style:text-properties fo:font-style="italic" officeooo:rsid="0014dc82" officeooo:paragraph-rsid="0014dc82"/>
    </style:style>
    <style:style style:name="P42" style:family="paragraph" style:parent-style-name="Standard" style:list-style-name="L4">
      <style:text-properties fo:font-style="italic" officeooo:rsid="0014dc82" officeooo:paragraph-rsid="00160eff"/>
    </style:style>
    <style:style style:name="P43" style:family="paragraph" style:parent-style-name="Standard" style:list-style-name="L4">
      <style:text-properties officeooo:paragraph-rsid="00116ae9"/>
    </style:style>
    <style:style style:name="P44" style:family="paragraph" style:parent-style-name="Standard" style:list-style-name="L4">
      <style:text-properties officeooo:paragraph-rsid="0014dc82"/>
    </style:style>
    <style:style style:name="P45" style:family="paragraph" style:parent-style-name="Standard" style:list-style-name="L4">
      <style:text-properties officeooo:rsid="00160eff" officeooo:paragraph-rsid="00160eff"/>
    </style:style>
    <style:style style:name="P46" style:family="paragraph" style:parent-style-name="Standard" style:list-style-name="L4">
      <style:text-properties officeooo:rsid="0014dc82" officeooo:paragraph-rsid="0014dc82"/>
    </style:style>
    <style:style style:name="P47" style:family="paragraph" style:parent-style-name="Standard" style:list-style-name="L8">
      <style:paragraph-properties fo:margin-left="1cm" fo:margin-right="0cm" fo:text-indent="0cm" style:auto-text-indent="false"/>
      <style:text-properties fo:font-size="10pt" fo:font-style="italic" style:font-size-asian="10pt" style:font-style-asian="italic" style:font-size-complex="10pt" style:font-style-complex="italic"/>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83052" style:font-style-asian="italic" style:font-style-complex="italic"/>
    </style:style>
    <style:style style:name="T13" style:family="text">
      <style:text-properties fo:font-style="italic" officeooo:rsid="000d27a2" style:font-style-asian="italic" style:font-style-complex="italic"/>
    </style:style>
    <style:style style:name="T14" style:family="text">
      <style:text-properties fo:font-style="italic" officeooo:rsid="00116ae9" style:font-style-asian="italic" style:font-style-complex="italic"/>
    </style:style>
    <style:style style:name="T15" style:family="text">
      <style:text-properties fo:font-style="italic" officeooo:rsid="0014dc82" style:font-style-asian="italic" style:font-style-complex="italic"/>
    </style:style>
    <style:style style:name="T16" style:family="text">
      <style:text-properties fo:font-style="italic" officeooo:rsid="00160eff" style:font-style-asian="italic" style:font-style-complex="italic"/>
    </style:style>
    <style:style style:name="T17" style:family="text">
      <style:text-properties fo:font-style="italic" officeooo:rsid="00083052"/>
    </style:style>
    <style:style style:name="T18" style:family="text">
      <style:text-properties fo:font-style="italic" officeooo:rsid="000fab9b"/>
    </style:style>
    <style:style style:name="T19" style:family="text">
      <style:text-properties fo:font-style="italic" officeooo:rsid="000fbaea"/>
    </style:style>
    <style:style style:name="T20" style:family="text">
      <style:text-properties fo:font-style="italic" officeooo:rsid="000d27a2"/>
    </style:style>
    <style:style style:name="T21" style:family="text">
      <style:text-properties fo:font-style="italic" officeooo:rsid="0012091d"/>
    </style:style>
    <style:style style:name="T22" style:family="text">
      <style:text-properties fo:font-style="italic" officeooo:rsid="0014dc82"/>
    </style:style>
    <style:style style:name="T23" style:family="text">
      <style:text-properties fo:font-style="italic" officeooo:rsid="00116ae9"/>
    </style:style>
    <style:style style:name="T24" style:family="text">
      <style:text-properties fo:font-style="italic" officeooo:rsid="00160eff"/>
    </style:style>
    <style:style style:name="T25" style:family="text">
      <style:text-properties officeooo:rsid="000e19f2"/>
    </style:style>
    <style:style style:name="T26" style:family="text">
      <style:text-properties officeooo:rsid="000fab9b"/>
    </style:style>
    <style:style style:name="T27" style:family="text">
      <style:text-properties officeooo:rsid="0012091d"/>
    </style:style>
    <style:style style:name="T28" style:family="text">
      <style:text-properties officeooo:rsid="00138719"/>
    </style:style>
    <style:style style:name="T29" style:family="text">
      <style:text-properties officeooo:rsid="001650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6">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7">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8">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9">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6"><text:subject>P2022 : Nom du projet</text:subject></text:p>
      <text:p text:style-name="P15"><text:span text:style-name="T10"><text:keywords>Nom étudiant/stagiaire</text:keywords></text:span><text:span text:style-name="T10"><text:description/></text:span></text:p>
      <text:p text:style-name="P23"/>
      <text:p text:style-name="P18"/>
      <text:p text:style-name="P19"><text:title>Dossier technique du projet - partie individuelle</text:title></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 - Situation dans le projet<text:tab/>2</text:p>
          <text:p text:style-name="P20">1.1 - Rappel des tâches professionnelles à réaliser<text:tab/>2</text:p>
          <text:p text:style-name="P20">1.2 - Présentation de la partie personnelle<text:tab/>2</text:p>
          <text:p text:style-name="P22">1.2.1 - Introduction<text:tab/>2</text:p>
          <text:p text:style-name="P22">1.2.2 - Synoptique de la réalisation<text:tab/>2</text:p>
          <text:p text:style-name="P21">2 - Réalisation de la tâche professionnelle xxx<text:tab/>2</text:p>
          <text:p text:style-name="P20">2.1 - Conception détaillée<text:tab/>2</text:p>
          <text:p text:style-name="P20">2.2 - Tests unitaires<text:tab/>3</text:p>
          <text:p text:style-name="P22">2.2.1 - Test unitaire du module matériel/logiciel xxx<text:tab/>3</text:p>
          <text:p text:style-name="P22">2.2.2 - Problèmes rencontrés<text:tab/>3</text:p>
          <text:p text:style-name="P21">3 - Bilan de la réalisation personnelle<text:tab/>3</text:p>
        </text:index-body>
      </text:table-of-content>
      <text:p text:style-name="Standard"/>
      <text:p text:style-name="Standard"/>
      <text:p text:style-name="P36">Ce document <text:span text:style-name="T25">doit comporter entre 20 et </text:span>30 pages.</text:p>
      <text:h text:style-name="_31__20_Titre_20_1" text:outline-level="1"><text:bookmark-start text:name="__RefHeading___Toc2051_4031093372"/>Situation dans le projet<text:bookmark-end text:name="__RefHeading___Toc2051_4031093372"/></text:h>
      <text:h text:style-name="_32__20_Titre_20_2" text:outline-level="2"><text:bookmark-start text:name="__RefHeading___Toc2053_4031093372"/>Rappel des <text:span text:style-name="T6">tâches professionnelles</text:span> à réaliser<text:bookmark-end text:name="__RefHeading___Toc2053_4031093372"/></text:h>
      <text:p text:style-name="P13">Rappelez les tâches professionnelles à réaliser en mettant en évidence celles qui ont été achevées.</text:p>
      <text:h text:style-name="_32__20_Titre_20_2" text:outline-level="2"><text:bookmark-start text:name="__RefHeading___Toc2055_4031093372"/>Présentation de la partie personnelle<text:bookmark-end text:name="__RefHeading___Toc2055_4031093372"/></text:h>
      <text:h text:style-name="_33__20_Titre_20_3" text:outline-level="3"><text:bookmark-start text:name="__RefHeading___Toc2057_4031093372"/>Introduction<text:bookmark-end text:name="__RefHeading___Toc2057_4031093372"/></text:h>
      <text:list xml:id="list4074036387" text:style-name="L1">
        <text:list-item>
          <text:p text:style-name="P37">Rappelez les objectifs de votre réalisatio<text:span text:style-name="T28">n.</text:span></text:p>
        </text:list-item>
        <text:list-item>
          <text:p text:style-name="P37">Présentez succinctement, dans l'ordre chronologique, les grandes phases de votre projet depuis la lecture du cahier des charges (Analyse UML/<text:span text:style-name="T28">SysML</text:span>, mise en œuvre des parties matérielles, installation de l'environnement de travail, codage, test, etc.). Les groupes utilisant la méthode Agile <text:span text:style-name="T28">peuvent </text:span>présenter les sprints et des extraits significatifs du backlog.</text:p>
        </text:list-item>
      </text:list>
      <text:h text:style-name="_33__20_Titre_20_3" text:outline-level="3"><text:bookmark-start text:name="__RefHeading___Toc2059_4031093372"/>Synoptique de la réalisation<text:bookmark-end text:name="__RefHeading___Toc2059_4031093372"/></text:h>
      <text:list xml:id="list2137329638" text:style-name="L2">
        <text:list-item>
          <text:p text:style-name="P38">Présentez <text:span text:style-name="T28">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38">Mettez en évidence où se situe votre partie (couleur, flèche, etc.).</text:p>
        </text:list-item>
        <text:list-item>
          <text:p text:style-name="P38">Proposez un diagramme de déploiement conforme à la norme UML <text:span text:style-name="T26">ou un diagramme de bloc interne (IBD)</text:span> <text:span text:style-name="T26">conforme à la norme SysML </text:span>et indiquez les nœuds sur lesquels vous intervenez (couleur, commentaires, e<text:span text:style-name="T6">t</text:span>c.).</text:p>
        </text:list-item>
        <text:list-item>
          <text:p text:style-name="P38">Pour chaque nœud sur lequel vous intervenez, décrivez brièvement son rôle et la nature de la relation avec les autres nœuds proches.</text:p>
        </text:list-item>
      </text:list>
      <text:p text:style-name="P12"/>
      <text:p text:style-name="P14"><text:span text:style-name="T27">Pour la suite, on s</text:span>électionne<text:span text:style-name="T27">ra quelques</text:span> tâches professionnelles significatives de la réalisation.</text:p>
      <text:h text:style-name="_31__20_Titre_20_1" text:outline-level="1"><text:bookmark-start text:name="__RefHeading___Toc2061_4031093372"/>Réalisation <text:span text:style-name="T27">de la tâche professionnelle xxx</text:span><text:bookmark-end text:name="__RefHeading___Toc2061_4031093372"/></text:h>
      <text:list xml:id="list221208906" text:style-name="L3">
        <text:list-item>
          <text:p text:style-name="P24"><text:span text:style-name="T12">La description des réalisations </text:span><text:span text:style-name="T13">des tâches professionnelles</text:span><text:span text:style-name="T12"> varie en fonction de la nature de </text:span><text:span text:style-name="T13">celles-ci</text:span><text:span text:style-name="T12"> (développement logiciel, installation réseau, etc.) :</text:span></text:p>
          <text:list>
            <text:list-item>
              <text:p text:style-name="P25">Présenter succinctement la tâche.</text:p>
            </text:list-item>
            <text:list-item>
              <text:p text:style-name="P24"><text:span text:style-name="T10">Justifiez </text:span><text:span text:style-name="T17">un</text:span><text:span text:style-name="T10"> choix technologique retenu pour la réalisation </text:span><text:span text:style-name="T17">de la tâche professionnelle </text:span><text:span text:style-name="T10">(choix de tel carte électronique, </text:span><text:span text:style-name="T17">choix d’un actif réseau</text:span><text:span text:style-name="T10">, choix d’</text:span><text:span text:style-name="T17">une</text:span><text:span text:style-name="T10"> bibliothèque logicielle, </text:span><text:span text:style-name="T17">etc</text:span><text:span text:style-name="T10">.).</text:span></text:p>
            </text:list-item>
          </text:list>
        </text:list-item>
      </text:list>
      <text:h text:style-name="_32__20_Titre_20_2" text:outline-level="2"><text:bookmark-start text:name="__RefHeading___Toc2063_4031093372"/>Conception détaillée<text:bookmark-end text:name="__RefHeading___Toc2063_4031093372"/></text:h>
      <text:list xml:id="list2173679873" text:style-name="L4">
        <text:list-item>
          <text:p text:style-name="P43"><text:span text:style-name="T18">Pour une tâche de développement logiciel, </text:span><text:span text:style-name="T19">on pourra trouver</text:span><text:span text:style-name="T18"> :</text:span></text:p>
          <text:list>
            <text:list-item>
              <text:p text:style-name="P44"><text:span text:style-name="T19">U</text:span><text:span text:style-name="T10">n ou </text:span><text:span text:style-name="T22">plusieurs</text:span><text:span text:style-name="T10"> diagrammes de classe simplifié</text:span><text:span text:style-name="T22">s</text:span><text:span text:style-name="T10"> où l'on peut voir toutes </text:span><text:span text:style-name="T19">vos</text:span><text:span text:style-name="T10"> classes (avec les principales méthodes et attributs) et les classes des autres développeurs en relation avec les </text:span><text:span text:style-name="T17">vôtres</text:span><text:span text:style-name="T10"> (uniquement le nom de la classe).</text:span></text:p>
            </text:list-item>
            <text:list-item>
              <text:p text:style-name="P44"><text:span text:style-name="T23">Une description brève des classes importantes et</text:span><text:span text:style-name="T10"> la nature de</text:span><text:span text:style-name="T23">s </text:span><text:span text:style-name="T10">association</text:span><text:span text:style-name="T23">s</text:span><text:span text:style-name="T10"> avec les autres classes.</text:span></text:p>
            </text:list-item>
            <text:list-item>
              <text:p text:style-name="P39">Une description des données traitées :</text:p>
              <text:list>
                <text:list-item>
                  <text:p text:style-name="P44"><text:span text:style-name="T23">l</text:span><text:span text:style-name="T10">es formats, types, plage de validité,</text:span></text:p>
                </text:list-item>
                <text:list-item>
                  <text:p text:style-name="P39">les structures des fichiers traités (xml, etc.),</text:p>
                </text:list-item>
                <text:list-item>
                  <text:p text:style-name="P39">les structures détaillées des bases de données.</text:p>
                </text:list-item>
              </text:list>
            </text:list-item>
            <text:list-item>
              <text:p text:style-name="P45"><text:span text:style-name="T23">L</text:span><text:span text:style-name="T10">es IHM</text:span></text:p>
            </text:list-item>
            <text:list-item>
              <text:p text:style-name="P44"><text:span text:style-name="T22">L</text:span><text:span text:style-name="T23">es concepts mathé</text:span><text:span text:style-name="T14">matiques utilisés dans les classes développées (FFT, filtrage, ...).</text:span></text:p>
            </text:list-item>
            <text:list-item>
              <text:p text:style-name="P44"><text:span text:style-name="T15">U</text:span><text:span text:style-name="T14">ne documentation technique de la classe réalisée (algorithme d’une méthode, diagramme de séquence ou diagramme d’état, méthodes de l'API utilisées, etc. ) en fonction de sa complexité.</text:span></text:p>
            </text:list-item>
            <text:list-item>
              <text:p text:style-name="P46"><text:span text:style-name="T14">U</text:span><text:span text:style-name="T11">n extrait </text:span><text:span text:style-name="T16">significatif </text:span><text:span text:style-name="T11">du code source </text:span><text:span text:style-name="T16">commenté </text:span><text:span text:style-name="T11">de la classe </text:span><text:span text:style-name="T16">(le reste du code source est donné sous format électronique)</text:span><text:span text:style-name="T11">.</text:span></text:p>
            </text:list-item>
          </text:list>
        </text:list-item>
        <text:list-item>
          <text:p text:style-name="P44"><text:span text:style-name="T20">Pour un</text:span><text:span text:style-name="T19">e configuration/installation réseau ou de services, on pourra trouver</text:span><text:span text:style-name="T20"> :</text:span></text:p>
          <text:list>
            <text:list-item>
              <text:p text:style-name="P40">les procédures d’installation des équipements réseaux et/ou des services,</text:p>
            </text:list-item>
            <text:list-item>
              <text:p text:style-name="P46"><text:span text:style-name="T10">les fichiers de configuration des </text:span><text:span text:style-name="T24">équipements</text:span><text:span text:style-name="T10"> du réseau,</text:span></text:p>
            </text:list-item>
            <text:list-item>
              <text:p text:style-name="P41">les fichiers de configuration des services,</text:p>
            </text:list-item>
            <text:list-item>
              <text:p text:style-name="P42">les structures des trames échangées ainsi que le protocole de communication utilisé,</text:p>
            </text:list-item>
            <text:list-item>
              <text:p text:style-name="P41">etc.</text:p>
            </text:list-item>
          </text:list>
        </text:list-item>
      </text:list>
      <text:h text:style-name="_32__20_Titre_20_2" text:outline-level="2"><text:bookmark-start text:name="__RefHeading___Toc2065_4031093372"/><text:soft-page-break/>Tests unitaires<text:bookmark-end text:name="__RefHeading___Toc2065_4031093372"/></text:h>
      <text:list xml:id="list3884764248" text:style-name="L5">
        <text:list-item>
          <text:p text:style-name="P26">Présentez le récapitulatif chronologique de vos tests unitaires <text:span text:style-name="T27">mis en œuvre pour la validation de la tâche professionnelle</text:span> et précisez les tests unitaires que vous allez détailler par la suite.</text:p>
        </text:list-item>
      </text:list>
      <text:h text:style-name="_33__20_Titre_20_3" text:outline-level="3"><text:bookmark-start text:name="__RefHeading___Toc2067_4031093372"/>Test unitaire du module matériel/<text:span text:style-name="T27">logiciel</text:span> xxx<text:bookmark-end text:name="__RefHeading___Toc2067_4031093372"/></text:h>
      <text:list xml:id="list2813942101" text:style-name="L6">
        <text:list-item>
          <text:p text:style-name="P28">Présentez l'identification d<text:span text:style-name="T29">u test unitaire</text:span> (nom, numéro, date, etc.).</text:p>
        </text:list-item>
        <text:list-item>
          <text:p text:style-name="P30"><text:span text:style-name="T10">Présentez l'objectif du test,</text:span><text:span text:style-name="T21"> éventuellement </text:span><text:span text:style-name="T10">le cas d'utilisation ainsi que les divers scénarios faisant intervenir le matériel testé </text:span><text:span text:style-name="T21">et si nécessaire un synoptique décrivant l'environnement matériel et/ou logiciel spécifique nécessaire à la mise en œuvre du test</text:span><text:span text:style-name="T10">.</text:span></text:p>
        </text:list-item>
      </text:list>
      <text:list xml:id="list3769801657" text:style-name="L7">
        <text:list-item>
          <text:p text:style-name="P29">Présentez la procédure de test.</text:p>
        </text:list-item>
      </text:list>
      <text:list xml:id="list2977210818" text:style-name="L8">
        <text:list-item>
          <text:p text:style-name="P47">Présentez les résultats attendus <text:span text:style-name="T27">et </text:span>le rapport d'exécution des tests unitaires <text:span text:style-name="T27">(conformité/non conformité)</text:span>.</text:p>
        </text:list-item>
      </text:list>
      <text:h text:style-name="_33__20_Titre_20_3" text:outline-level="3"><text:bookmark-start text:name="__RefHeading___Toc2069_4031093372"/>Problèmes rencontrés<text:bookmark-end text:name="__RefHeading___Toc2069_4031093372"/></text:h>
      <text:list xml:id="list2699885667" text:style-name="L9">
        <text:list-item>
          <text:p text:style-name="P31">Présentez un historique des problèmes rencontrés pendant la phase de tests unitaires,</text:p>
        </text:list-item>
        <text:list-item>
          <text:p text:style-name="P31">Présentez les solutions mises en œuvre pour remédier aux problèmes rencontrés.</text:p>
        </text:list-item>
      </text:list>
      <text:h text:style-name="_31__20_Titre_20_1" text:outline-level="1"><text:bookmark-start text:name="__RefHeading___Toc2071_4031093372"/>Bilan de la réalisation personnelle<text:bookmark-end text:name="__RefHeading___Toc2071_4031093372"/></text:h>
      <text:list xml:id="list2728623041" text:style-name="L10">
        <text:list-item>
          <text:p text:style-name="P27">Présentez les points du projet qui ont été validés.</text:p>
        </text:list-item>
        <text:list-item>
          <text:p text:style-name="P27">Précisez les parties restant à développer.</text:p>
        </text:list-item>
        <text:list-item>
          <text:p text:style-name="P27">Indiquez, si nécessaire, les améliorations possibles.</text:p>
        </text:list-item>
        <text:list-item>
          <text:p text:style-name="P27">Proposez une conclusion personnel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Narrow" svg:font-family="'Arial Narrow'" style:font-adornments="Italique gras" style:font-pitch="variable"/>
    <style:font-face style:name="Arial Narrow1" svg:font-family="'Arial Narrow'" style:font-adornments="Normal" style:font-pitch="variable"/>
    <style:font-face style:name="Arial Unicode MS" svg:font-family="'Arial Unicode MS'" style:font-pitch="variable"/>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roman" style:font-pitch="fixed"/>
    <style:font-face style:name="Cumberland" svg:font-family="Cumberland" style:font-family-generic="modern" style:font-pitch="fixed"/>
    <style:font-face style:name="FuturaA Bk BT" svg:font-family="'FuturaA Bk BT', 'Century Gothic'" style:font-family-generic="swiss" style:font-pitch="variable"/>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adornments="Normal" style:font-pitch="variable" style:font-charset="x-symbol"/>
    <style:font-face style:name="Wingdings 3"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family-generic="decorative"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1"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style: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1"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style:contextual-spacing="false" fo:text-indent="0cm" style:auto-text-indent="false" style:page-number="auto">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style:contextual-spacing="false" style:page-number="auto" style:shadow="none" text:number-lines="false" text:line-number="0">
        <style:tab-stops/>
      </style:paragraph-properties>
      <style:text-properties fo:font-variant="normal" fo:text-transform="none" fo:color="#008000" loext:opacity="1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style:contextual-spacing="false" fo:text-indent="0cm" style:auto-text-indent="false" style:page-number="auto"/>
      <style:text-properties fo:font-variant="normal" fo:text-transform="none" fo:color="#0000ff" loext:opacity="100%"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style: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loext:opacity="0%"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style: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1"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1"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1"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1"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1"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1"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1"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1"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1"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
      </text:list-level-style-bullet>
      <text:list-level-style-bullet text:level="2" text:style-name="Bullet_20_Symbols" loext:num-list-format="%2%" text:bullet-char="">
        <style:list-level-properties text:space-before="1.411cm" text:min-label-width="0.499cm"/>
        <style:text-properties style:font-name="Wingdings"/>
      </text:list-level-style-bullet>
      <text:list-level-style-bullet text:level="3" text:style-name="Bullet_20_Symbols" loext:num-list-format="%3%" text:bullet-char="">
        <style:list-level-properties text:space-before="2.822cm" text:min-label-width="0.499cm"/>
        <style:text-properties style:font-name="Wingdings"/>
      </text:list-level-style-bullet>
      <text:list-level-style-bullet text:level="4" text:style-name="Bullet_20_Symbols" loext:num-list-format="%4%" text:bullet-char="">
        <style:list-level-properties text:space-before="4.234cm" text:min-label-width="0.499cm"/>
        <style:text-properties style:font-name="Wingdings"/>
      </text:list-level-style-bullet>
      <text:list-level-style-bullet text:level="5" text:style-name="Bullet_20_Symbols" loext:num-list-format="%5%" text:bullet-char="">
        <style:list-level-properties text:space-before="5.645cm" text:min-label-width="0.499cm"/>
        <style:text-properties style:font-name="Wingdings"/>
      </text:list-level-style-bullet>
      <text:list-level-style-bullet text:level="6" text:style-name="Bullet_20_Symbols" loext:num-list-format="%6%" text:bullet-char="">
        <style:list-level-properties text:space-before="7.056cm" text:min-label-width="0.499cm"/>
        <style:text-properties style:font-name="Wingdings"/>
      </text:list-level-style-bullet>
      <text:list-level-style-bullet text:level="7" text:style-name="Bullet_20_Symbols" loext:num-list-format="%7%" text:bullet-char="">
        <style:list-level-properties text:space-before="8.467cm" text:min-label-width="0.499cm"/>
        <style:text-properties style:font-name="Wingdings"/>
      </text:list-level-style-bullet>
      <text:list-level-style-bullet text:level="8" text:style-name="Bullet_20_Symbols" loext:num-list-format="%8%" text:bullet-char="">
        <style:list-level-properties text:space-before="9.878cm" text:min-label-width="0.499cm"/>
        <style:text-properties style:font-name="Wingdings"/>
      </text:list-level-style-bullet>
      <text:list-level-style-bullet text:level="9" text:style-name="Bullet_20_Symbols" loext:num-list-format="%9%" text:bullet-char="">
        <style:list-level-properties text:space-before="11.289cm" text:min-label-width="0.499cm"/>
        <style:text-properties style:font-name="Wingdings"/>
      </text:list-level-style-bullet>
      <text:list-level-style-bullet text:level="10" text:style-name="Bullet_20_Symbols" loext:num-list-format="%10%"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
      </text:list-level-style-bullet>
      <text:list-level-style-bullet text:level="2" text:style-name="_38__20_Caractère_20_Question" loext:num-list-format="%2%" text:bullet-char="">
        <style:list-level-properties text:space-before="0.499cm" text:min-label-width="1cm"/>
        <style:text-properties style:font-name="Wingdings"/>
      </text:list-level-style-bullet>
      <text:list-level-style-bullet text:level="3" text:style-name="_38__20_Caractère_20_Question" loext:num-list-format="%3%" text:bullet-char="">
        <style:list-level-properties text:space-before="0.998cm" text:min-label-width="1cm"/>
        <style:text-properties style:font-name="Wingdings"/>
      </text:list-level-style-bullet>
      <text:list-level-style-bullet text:level="4" text:style-name="_38__20_Caractère_20_Question" loext:num-list-format="%4%" text:bullet-char="">
        <style:list-level-properties text:space-before="1.498cm" text:min-label-width="1cm"/>
        <style:text-properties style:font-name="Wingdings"/>
      </text:list-level-style-bullet>
      <text:list-level-style-bullet text:level="5" text:style-name="_38__20_Caractère_20_Question" loext:num-list-format="%5%" text:bullet-char="">
        <style:list-level-properties text:space-before="1.997cm" text:min-label-width="1cm"/>
        <style:text-properties style:font-name="Wingdings"/>
      </text:list-level-style-bullet>
      <text:list-level-style-bullet text:level="6" text:style-name="_38__20_Caractère_20_Question" loext:num-list-format="%6%" text:bullet-char="">
        <style:list-level-properties text:space-before="2.496cm" text:min-label-width="1cm"/>
        <style:text-properties style:font-name="Wingdings"/>
      </text:list-level-style-bullet>
      <text:list-level-style-bullet text:level="7" text:style-name="_38__20_Caractère_20_Question" loext:num-list-format="%7%" text:bullet-char="">
        <style:list-level-properties text:space-before="2.995cm" text:min-label-width="1cm"/>
        <style:text-properties style:font-name="Wingdings"/>
      </text:list-level-style-bullet>
      <text:list-level-style-bullet text:level="8" text:style-name="_38__20_Caractère_20_Question" loext:num-list-format="%8%" text:bullet-char="">
        <style:list-level-properties text:space-before="3.494cm" text:min-label-width="1cm"/>
        <style:text-properties style:font-name="Wingdings"/>
      </text:list-level-style-bullet>
      <text:list-level-style-bullet text:level="9" text:style-name="_38__20_Caractère_20_Question" loext:num-list-format="%9%" text:bullet-char="">
        <style:list-level-properties text:space-before="3.994cm" text:min-label-width="1cm"/>
        <style:text-properties style:font-name="Wingdings"/>
      </text:list-level-style-bullet>
      <text:list-level-style-bullet text:level="10" text:style-name="_38__20_Caractère_20_Question" loext:num-list-format="%10%"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
      </text:list-level-style-bullet>
      <text:list-level-style-bullet text:level="2" text:style-name="_39__20_Caractère_20_Enumération" loext:num-list-format="%2%" text:bullet-char="">
        <style:list-level-properties text:space-before="0.501cm" text:min-label-width="0.499cm"/>
        <style:text-properties style:font-name="Wingdings"/>
      </text:list-level-style-bullet>
      <text:list-level-style-bullet text:level="3" text:style-name="_39__20_Caractère_20_Enumération" loext:num-list-format="%3%" text:bullet-char="">
        <style:list-level-properties text:space-before="1cm" text:min-label-width="0.499cm"/>
        <style:text-properties style:font-name="Wingdings"/>
      </text:list-level-style-bullet>
      <text:list-level-style-bullet text:level="4" text:style-name="_39__20_Caractère_20_Enumération" loext:num-list-format="%4%" text:bullet-char="">
        <style:list-level-properties text:space-before="1.501cm" text:min-label-width="0.499cm"/>
        <style:text-properties style:font-name="Wingdings"/>
      </text:list-level-style-bullet>
      <text:list-level-style-bullet text:level="5" text:style-name="_39__20_Caractère_20_Enumération" loext:num-list-format="%5%" text:bullet-char="">
        <style:list-level-properties text:space-before="2cm" text:min-label-width="0.499cm"/>
        <style:text-properties style:font-name="Wingdings"/>
      </text:list-level-style-bullet>
      <text:list-level-style-bullet text:level="6" text:style-name="_39__20_Caractère_20_Enumération" loext:num-list-format="%6%" text:bullet-char="">
        <style:list-level-properties text:space-before="2.501cm" text:min-label-width="0.499cm"/>
        <style:text-properties style:font-name="Wingdings"/>
      </text:list-level-style-bullet>
      <text:list-level-style-bullet text:level="7" text:style-name="_39__20_Caractère_20_Enumération" loext:num-list-format="%7%" text:bullet-char="">
        <style:list-level-properties text:space-before="3.001cm" text:min-label-width="0.499cm"/>
        <style:text-properties style:font-name="Wingdings"/>
      </text:list-level-style-bullet>
      <text:list-level-style-bullet text:level="8" text:style-name="_39__20_Caractère_20_Enumération" loext:num-list-format="%8%" text:bullet-char="">
        <style:list-level-properties text:space-before="3.502cm" text:min-label-width="0.499cm"/>
        <style:text-properties style:font-name="Wingdings"/>
      </text:list-level-style-bullet>
      <text:list-level-style-bullet text:level="9" text:style-name="_39__20_Caractère_20_Enumération" loext:num-list-format="%9%" text:bullet-char="">
        <style:list-level-properties text:space-before="4.001cm" text:min-label-width="0.499cm"/>
        <style:text-properties style:font-name="Wingdings"/>
      </text:list-level-style-bullet>
      <text:list-level-style-bullet text:level="10" text:style-name="_39__20_Caractère_20_Enumération" loext:num-list-format="%10%"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
      </text:list-level-style-bullet>
      <text:list-level-style-bullet text:level="3" text:style-name="WW8Num6z2" loext:num-list-format="%3%" text:bullet-char="">
        <style:list-level-properties text:space-before="3.175cm" text:min-label-width="0.635cm"/>
        <style:text-properties style:font-name="Wingdings1"/>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
      </text:list-level-style-bullet>
      <text:list-level-style-bullet text:level="6" text:style-name="WW8Num6z2" loext:num-list-format="%6%" text:bullet-char="">
        <style:list-level-properties text:space-before="6.985cm" text:min-label-width="0.635cm"/>
        <style:text-properties style:font-name="Wingdings1"/>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
      </text:list-level-style-bullet>
      <text:list-level-style-bullet text:level="9" text:style-name="WW8Num6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
      </text:list-level-style-bullet>
      <text:list-level-style-bullet text:level="3" text:style-name="WW8Num21z2" loext:num-list-format="%3%" text:bullet-char="">
        <style:list-level-properties text:space-before="3.175cm" text:min-label-width="0.635cm"/>
        <style:text-properties style:font-name="Wingdings1"/>
      </text:list-level-style-bullet>
      <text:list-level-style-bullet text:level="4" text:style-name="WW8Num21z0" loext:num-list-format="%4%" text:bullet-char="">
        <style:list-level-properties text:space-before="4.445cm" text:min-label-width="0.635cm"/>
        <style:text-properties style:font-name="Symbol"/>
      </text:list-level-style-bullet>
      <text:list-level-style-bullet text:level="5" text:style-name="WW8Num21z1" loext:num-list-format="%5%" text:bullet-char="o">
        <style:list-level-properties text:space-before="5.715cm" text:min-label-width="0.635cm"/>
        <style:text-properties style:font-name="Courier New"/>
      </text:list-level-style-bullet>
      <text:list-level-style-bullet text:level="6" text:style-name="WW8Num21z2" loext:num-list-format="%6%" text:bullet-char="">
        <style:list-level-properties text:space-before="6.985cm" text:min-label-width="0.635cm"/>
        <style:text-properties style:font-name="Wingdings1"/>
      </text:list-level-style-bullet>
      <text:list-level-style-bullet text:level="7" text:style-name="WW8Num21z0" loext:num-list-format="%7%" text:bullet-char="">
        <style:list-level-properties text:space-before="8.255cm" text:min-label-width="0.635cm"/>
        <style:text-properties style:font-name="Symbol"/>
      </text:list-level-style-bullet>
      <text:list-level-style-bullet text:level="8" text:style-name="WW8Num21z1" loext:num-list-format="%8%" text:bullet-char="o">
        <style:list-level-properties text:space-before="9.525cm" text:min-label-width="0.635cm"/>
        <style:text-properties style:font-name="Courier New"/>
      </text:list-level-style-bullet>
      <text:list-level-style-bullet text:level="9" text:style-name="WW8Num2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1" text:consecutive-numbering="true">
      <text:list-level-style-bullet text:level="1" text:style-name="WW8Num41z0" loext:num-list-format="%1%" text:bullet-char="">
        <style:list-level-properties text:space-before="0.635cm" text:min-label-width="0.635cm"/>
        <style:text-properties style:font-name="Symbol"/>
      </text:list-level-style-bullet>
      <text:list-level-style-bullet text:level="2" text:style-name="WW8Num41z1" loext:num-list-format="%2%" text:bullet-char="o">
        <style:list-level-properties text:space-before="1.905cm" text:min-label-width="0.635cm"/>
        <style:text-properties style:font-name="Courier New"/>
      </text:list-level-style-bullet>
      <text:list-level-style-bullet text:level="3" text:style-name="WW8Num41z2" loext:num-list-format="%3%" text:bullet-char="">
        <style:list-level-properties text:space-before="3.175cm" text:min-label-width="0.635cm"/>
        <style:text-properties style:font-name="Wingdings1"/>
      </text:list-level-style-bullet>
      <text:list-level-style-bullet text:level="4" text:style-name="WW8Num41z0" loext:num-list-format="%4%" text:bullet-char="">
        <style:list-level-properties text:space-before="4.445cm" text:min-label-width="0.635cm"/>
        <style:text-properties style:font-name="Symbol"/>
      </text:list-level-style-bullet>
      <text:list-level-style-bullet text:level="5" text:style-name="WW8Num41z1" loext:num-list-format="%5%" text:bullet-char="o">
        <style:list-level-properties text:space-before="5.715cm" text:min-label-width="0.635cm"/>
        <style:text-properties style:font-name="Courier New"/>
      </text:list-level-style-bullet>
      <text:list-level-style-bullet text:level="6" text:style-name="WW8Num41z2" loext:num-list-format="%6%" text:bullet-char="">
        <style:list-level-properties text:space-before="6.985cm" text:min-label-width="0.635cm"/>
        <style:text-properties style:font-name="Wingdings1"/>
      </text:list-level-style-bullet>
      <text:list-level-style-bullet text:level="7" text:style-name="WW8Num41z0" loext:num-list-format="%7%" text:bullet-char="">
        <style:list-level-properties text:space-before="8.255cm" text:min-label-width="0.635cm"/>
        <style:text-properties style:font-name="Symbol"/>
      </text:list-level-style-bullet>
      <text:list-level-style-bullet text:level="8" text:style-name="WW8Num41z1" loext:num-list-format="%8%" text:bullet-char="o">
        <style:list-level-properties text:space-before="9.525cm" text:min-label-width="0.635cm"/>
        <style:text-properties style:font-name="Courier New"/>
      </text:list-level-style-bullet>
      <text:list-level-style-bullet text:level="9" text:style-name="WW8Num4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
        <style:list-level-properties text:space-before="1.905cm" text:min-label-width="0.635cm"/>
        <style:text-properties style:font-name="Times New Roman"/>
      </text:list-level-style-bullet>
      <text:list-level-style-bullet text:level="3" text:style-name="WW8Num10z2" loext:num-list-format="%3%" text:bullet-char="">
        <style:list-level-properties text:space-before="3.175cm" text:min-label-width="0.635cm"/>
        <style:text-properties style:font-name="Wingdings1"/>
      </text:list-level-style-bullet>
      <text:list-level-style-bullet text:level="4" text:style-name="WW8Num10z0" loext:num-list-format="%4%" text:bullet-char="">
        <style:list-level-properties text:space-before="4.445cm" text:min-label-width="0.635cm"/>
        <style:text-properties style:font-name="Symbol"/>
      </text:list-level-style-bullet>
      <text:list-level-style-bullet text:level="5" text:style-name="WW8Num10z4" loext:num-list-format="%5%" text:bullet-char="o">
        <style:list-level-properties text:space-before="5.715cm" text:min-label-width="0.635cm"/>
        <style:text-properties style:font-name="Courier New"/>
      </text:list-level-style-bullet>
      <text:list-level-style-bullet text:level="6" text:style-name="WW8Num10z2" loext:num-list-format="%6%" text:bullet-char="">
        <style:list-level-properties text:space-before="6.985cm" text:min-label-width="0.635cm"/>
        <style:text-properties style:font-name="Wingdings1"/>
      </text:list-level-style-bullet>
      <text:list-level-style-bullet text:level="7" text:style-name="WW8Num10z0" loext:num-list-format="%7%" text:bullet-char="">
        <style:list-level-properties text:space-before="8.255cm" text:min-label-width="0.635cm"/>
        <style:text-properties style:font-name="Symbol"/>
      </text:list-level-style-bullet>
      <text:list-level-style-bullet text:level="8" text:style-name="WW8Num10z4" loext:num-list-format="%8%" text:bullet-char="o">
        <style:list-level-properties text:space-before="9.525cm" text:min-label-width="0.635cm"/>
        <style:text-properties style:font-name="Courier New"/>
      </text:list-level-style-bullet>
      <text:list-level-style-bullet text:level="9" text:style-name="WW8Num10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Times New Roman"/>
      </text:list-level-style-bullet>
      <text:list-level-style-bullet text:level="2" text:style-name="WW8Num2z1" loext:num-list-format="%2%" text:bullet-char="o">
        <style:list-level-properties text:space-before="1.905cm" text:min-label-width="0.635cm"/>
        <style:text-properties style:font-name="Courier New"/>
      </text:list-level-style-bullet>
      <text:list-level-style-bullet text:level="3" text:style-name="WW8Num2z2" loext:num-list-format="%3%" text:bullet-char="">
        <style:list-level-properties text:space-before="3.175cm" text:min-label-width="0.635cm"/>
        <style:text-properties style:font-name="Wingdings1"/>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
      </text:list-level-style-bullet>
      <text:list-level-style-bullet text:level="6" text:style-name="WW8Num2z2" loext:num-list-format="%6%" text:bullet-char="">
        <style:list-level-properties text:space-before="6.985cm" text:min-label-width="0.635cm"/>
        <style:text-properties style:font-name="Wingdings1"/>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
      </text:list-level-style-bullet>
      <text:list-level-style-bullet text:level="9" text:style-name="WW8Num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
      </text:list-level-style-bullet>
      <text:list-level-style-bullet text:level="3" text:style-name="WW8Num28z2" loext:num-list-format="%3%" text:bullet-char="-">
        <style:list-level-properties text:space-before="3.175cm" text:min-label-width="0.635cm"/>
        <style:text-properties style:font-name="Times New Roman"/>
      </text:list-level-style-bullet>
      <text:list-level-style-bullet text:level="4" text:style-name="WW8Num28z0" loext:num-list-format="%4%" text:bullet-char="">
        <style:list-level-properties text:space-before="4.445cm" text:min-label-width="0.635cm"/>
        <style:text-properties style:font-name="Symbol"/>
      </text:list-level-style-bullet>
      <text:list-level-style-bullet text:level="5" text:style-name="WW8Num28z1" loext:num-list-format="%5%" text:bullet-char="o">
        <style:list-level-properties text:space-before="5.715cm" text:min-label-width="0.635cm"/>
        <style:text-properties style:font-name="Courier New"/>
      </text:list-level-style-bullet>
      <text:list-level-style-bullet text:level="6" text:style-name="WW8Num28z5" loext:num-list-format="%6%" text:bullet-char="">
        <style:list-level-properties text:space-before="6.985cm" text:min-label-width="0.635cm"/>
        <style:text-properties style:font-name="Wingdings1"/>
      </text:list-level-style-bullet>
      <text:list-level-style-bullet text:level="7" text:style-name="WW8Num28z0" loext:num-list-format="%7%" text:bullet-char="">
        <style:list-level-properties text:space-before="8.255cm" text:min-label-width="0.635cm"/>
        <style:text-properties style:font-name="Symbol"/>
      </text:list-level-style-bullet>
      <text:list-level-style-bullet text:level="8" text:style-name="WW8Num28z1" loext:num-list-format="%8%" text:bullet-char="o">
        <style:list-level-properties text:space-before="9.525cm" text:min-label-width="0.635cm"/>
        <style:text-properties style:font-name="Courier New"/>
      </text:list-level-style-bullet>
      <text:list-level-style-bullet text:level="9" text:style-name="WW8Num28z5"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2" text:consecutive-numbering="true">
      <text:list-level-style-bullet text:level="1" text:style-name="WW8Num42z0" loext:num-list-format="%1%" text:bullet-char="">
        <style:list-level-properties text:space-before="0.635cm" text:min-label-width="0.635cm"/>
        <style:text-properties style:font-name="Symbol"/>
      </text:list-level-style-bullet>
      <text:list-level-style-bullet text:level="2" text:style-name="WW8Num42z1" loext:num-list-format="%2%" text:bullet-char="o">
        <style:list-level-properties text:space-before="1.905cm" text:min-label-width="0.635cm"/>
        <style:text-properties style:font-name="Courier New"/>
      </text:list-level-style-bullet>
      <text:list-level-style-bullet text:level="3" text:style-name="WW8Num42z2" loext:num-list-format="%3%" text:bullet-char="">
        <style:list-level-properties text:space-before="3.175cm" text:min-label-width="0.635cm"/>
        <style:text-properties style:font-name="Wingdings1"/>
      </text:list-level-style-bullet>
      <text:list-level-style-bullet text:level="4" text:style-name="WW8Num42z0" loext:num-list-format="%4%" text:bullet-char="">
        <style:list-level-properties text:space-before="4.445cm" text:min-label-width="0.635cm"/>
        <style:text-properties style:font-name="Symbol"/>
      </text:list-level-style-bullet>
      <text:list-level-style-bullet text:level="5" text:style-name="WW8Num42z1" loext:num-list-format="%5%" text:bullet-char="o">
        <style:list-level-properties text:space-before="5.715cm" text:min-label-width="0.635cm"/>
        <style:text-properties style:font-name="Courier New"/>
      </text:list-level-style-bullet>
      <text:list-level-style-bullet text:level="6" text:style-name="WW8Num42z2" loext:num-list-format="%6%" text:bullet-char="">
        <style:list-level-properties text:space-before="6.985cm" text:min-label-width="0.635cm"/>
        <style:text-properties style:font-name="Wingdings1"/>
      </text:list-level-style-bullet>
      <text:list-level-style-bullet text:level="7" text:style-name="WW8Num42z0" loext:num-list-format="%7%" text:bullet-char="">
        <style:list-level-properties text:space-before="8.255cm" text:min-label-width="0.635cm"/>
        <style:text-properties style:font-name="Symbol"/>
      </text:list-level-style-bullet>
      <text:list-level-style-bullet text:level="8" text:style-name="WW8Num42z1" loext:num-list-format="%8%" text:bullet-char="o">
        <style:list-level-properties text:space-before="9.525cm" text:min-label-width="0.635cm"/>
        <style:text-properties style:font-name="Courier New"/>
      </text:list-level-style-bullet>
      <text:list-level-style-bullet text:level="9" text:style-name="WW8Num4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40" text:consecutive-numbering="true">
      <text:list-level-style-bullet text:level="1" text:style-name="WW8Num40z0" loext:num-list-format="%1%" text:bullet-char="">
        <style:list-level-properties text:space-before="0.635cm" text:min-label-width="0.635cm"/>
        <style:text-properties style:font-name="Symbol"/>
      </text:list-level-style-bullet>
      <text:list-level-style-bullet text:level="2" text:style-name="WW8Num40z1" loext:num-list-format="%2%" text:bullet-char="o">
        <style:list-level-properties text:space-before="1.905cm" text:min-label-width="0.635cm"/>
        <style:text-properties style:font-name="Courier New"/>
      </text:list-level-style-bullet>
      <text:list-level-style-bullet text:level="3" text:style-name="WW8Num40z2" loext:num-list-format="%3%" text:bullet-char="">
        <style:list-level-properties text:space-before="3.175cm" text:min-label-width="0.635cm"/>
        <style:text-properties style:font-name="Wingdings1"/>
      </text:list-level-style-bullet>
      <text:list-level-style-bullet text:level="4" text:style-name="WW8Num40z0" loext:num-list-format="%4%" text:bullet-char="">
        <style:list-level-properties text:space-before="4.445cm" text:min-label-width="0.635cm"/>
        <style:text-properties style:font-name="Symbol"/>
      </text:list-level-style-bullet>
      <text:list-level-style-bullet text:level="5" text:style-name="WW8Num40z1" loext:num-list-format="%5%" text:bullet-char="o">
        <style:list-level-properties text:space-before="5.715cm" text:min-label-width="0.635cm"/>
        <style:text-properties style:font-name="Courier New"/>
      </text:list-level-style-bullet>
      <text:list-level-style-bullet text:level="6" text:style-name="WW8Num40z2" loext:num-list-format="%6%" text:bullet-char="">
        <style:list-level-properties text:space-before="6.985cm" text:min-label-width="0.635cm"/>
        <style:text-properties style:font-name="Wingdings1"/>
      </text:list-level-style-bullet>
      <text:list-level-style-bullet text:level="7" text:style-name="WW8Num40z0" loext:num-list-format="%7%" text:bullet-char="">
        <style:list-level-properties text:space-before="8.255cm" text:min-label-width="0.635cm"/>
        <style:text-properties style:font-name="Symbol"/>
      </text:list-level-style-bullet>
      <text:list-level-style-bullet text:level="8" text:style-name="WW8Num40z1" loext:num-list-format="%8%" text:bullet-char="o">
        <style:list-level-properties text:space-before="9.525cm" text:min-label-width="0.635cm"/>
        <style:text-properties style:font-name="Courier New"/>
      </text:list-level-style-bullet>
      <text:list-level-style-bullet text:level="9" text:style-name="WW8Num40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
      </text:list-level-style-bullet>
      <text:list-level-style-bullet text:level="3" text:style-name="WW8Num31z2" loext:num-list-format="%3%" text:bullet-char="">
        <style:list-level-properties text:space-before="3.175cm" text:min-label-width="0.635cm"/>
        <style:text-properties style:font-name="Wingdings1"/>
      </text:list-level-style-bullet>
      <text:list-level-style-bullet text:level="4" text:style-name="WW8Num31z0" loext:num-list-format="%4%" text:bullet-char="">
        <style:list-level-properties text:space-before="4.445cm" text:min-label-width="0.635cm"/>
        <style:text-properties style:font-name="Symbol"/>
      </text:list-level-style-bullet>
      <text:list-level-style-bullet text:level="5" text:style-name="WW8Num31z1" loext:num-list-format="%5%" text:bullet-char="o">
        <style:list-level-properties text:space-before="5.715cm" text:min-label-width="0.635cm"/>
        <style:text-properties style:font-name="Courier New"/>
      </text:list-level-style-bullet>
      <text:list-level-style-bullet text:level="6" text:style-name="WW8Num31z2" loext:num-list-format="%6%" text:bullet-char="">
        <style:list-level-properties text:space-before="6.985cm" text:min-label-width="0.635cm"/>
        <style:text-properties style:font-name="Wingdings1"/>
      </text:list-level-style-bullet>
      <text:list-level-style-bullet text:level="7" text:style-name="WW8Num31z0" loext:num-list-format="%7%" text:bullet-char="">
        <style:list-level-properties text:space-before="8.255cm" text:min-label-width="0.635cm"/>
        <style:text-properties style:font-name="Symbol"/>
      </text:list-level-style-bullet>
      <text:list-level-style-bullet text:level="8" text:style-name="WW8Num31z1" loext:num-list-format="%8%" text:bullet-char="o">
        <style:list-level-properties text:space-before="9.525cm" text:min-label-width="0.635cm"/>
        <style:text-properties style:font-name="Courier New"/>
      </text:list-level-style-bullet>
      <text:list-level-style-bullet text:level="9" text:style-name="WW8Num31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WW8Num22z0" loext:num-list-format="%1%" text:bullet-char="">
        <style:list-level-properties text:space-before="0.635cm" text:min-label-width="0.635cm"/>
        <style:text-properties style:font-name="Symbol"/>
      </text:list-level-style-bullet>
      <text:list-level-style-bullet text:level="2" text:style-name="WW8Num22z1" loext:num-list-format="%2%" text:bullet-char="o">
        <style:list-level-properties text:space-before="1.905cm" text:min-label-width="0.635cm"/>
        <style:text-properties style:font-name="Courier New"/>
      </text:list-level-style-bullet>
      <text:list-level-style-bullet text:level="3" text:style-name="WW8Num22z2" loext:num-list-format="%3%" text:bullet-char="">
        <style:list-level-properties text:space-before="3.175cm" text:min-label-width="0.635cm"/>
        <style:text-properties style:font-name="Wingdings1"/>
      </text:list-level-style-bullet>
      <text:list-level-style-bullet text:level="4" text:style-name="WW8Num22z0" loext:num-list-format="%4%" text:bullet-char="">
        <style:list-level-properties text:space-before="4.445cm" text:min-label-width="0.635cm"/>
        <style:text-properties style:font-name="Symbol"/>
      </text:list-level-style-bullet>
      <text:list-level-style-bullet text:level="5" text:style-name="WW8Num22z1" loext:num-list-format="%5%" text:bullet-char="o">
        <style:list-level-properties text:space-before="5.715cm" text:min-label-width="0.635cm"/>
        <style:text-properties style:font-name="Courier New"/>
      </text:list-level-style-bullet>
      <text:list-level-style-bullet text:level="6" text:style-name="WW8Num22z2" loext:num-list-format="%6%" text:bullet-char="">
        <style:list-level-properties text:space-before="6.985cm" text:min-label-width="0.635cm"/>
        <style:text-properties style:font-name="Wingdings1"/>
      </text:list-level-style-bullet>
      <text:list-level-style-bullet text:level="7" text:style-name="WW8Num22z0" loext:num-list-format="%7%" text:bullet-char="">
        <style:list-level-properties text:space-before="8.255cm" text:min-label-width="0.635cm"/>
        <style:text-properties style:font-name="Symbol"/>
      </text:list-level-style-bullet>
      <text:list-level-style-bullet text:level="8" text:style-name="WW8Num22z1" loext:num-list-format="%8%" text:bullet-char="o">
        <style:list-level-properties text:space-before="9.525cm" text:min-label-width="0.635cm"/>
        <style:text-properties style:font-name="Courier New"/>
      </text:list-level-style-bullet>
      <text:list-level-style-bullet text:level="9" text:style-name="WW8Num2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Footer"><text:file-name text:display="name-and-extension">BTS-SN_E6.2_Dossier-technique-projet_partie-individuelle.odt</text:file-name><text:tab/>- <text:print-date style:data-style-name="N30"/><text:s/>-<text:tab/>Page <text:page-number text:select-page="current">0</text:page-number><text:s/>/ <text:page-count style:num-format="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Endnote" style:page-layout-name="Mpm3" draw:style-name="Mdp1"/>
    <style:master-page style:name="_5f_LNA_20_Couverture" style:display-name="_LNA Couverture" style:page-layout-name="Mpm4" draw:style-name="Mdp1">
      <style:header>
        <text:p text:style-name="Header"/>
        <table:table table:name="Tableau6" table:style-name="Tableau6">
          <table:table-column table:style-name="Tableau6.A"/>
          <table:table-column table:style-name="Tableau6.B"/>
          <table:table-column table:style-name="Tableau6.C"/>
          <table:table-row table:style-name="TableLine140637463757008">
            <table:table-cell table:style-name="Tableau6.A1" office:value-type="string">
              <text:p text:style-name="Table_20_Contents"><draw:frame draw:style-name="Mfr1" draw:name="Image1" text:anchor-type="paragraph" svg:width="2.976cm" svg:height="1.926cm" draw:z-index="0"><draw:image xlink:href="Pictures/10000001000001640000010497DC775BF474BC3F.png" xlink:type="simple" xlink:show="embed" xlink:actuate="onLoad" draw: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Logo entreprise</text:p>
            </table:table-cell>
          </table:table-row>
        </table:table>
        <text:p text:style-name="Standard"/>
      </style:header>
      <style:footer>
        <text:p text:style-name="MP3"><text:span text:style-name="MT3"><text:file-name text:display="name-and-extension">BTS-SN_E6.2_Dossier-technique-projet_partie-individuelle.odt</text:file-name></text:span><text:span text:style-name="MT3"><text:tab/>- </text:span><text:span text:style-name="MT3"><text:date style:data-style-name="N10039" text:date-value="2021-12-08T07:35:26.304313517">8 déc. 21</text:date></text:span><text:span text:style-name="MT3"><text:s/>-<text:tab/>Page </text:span><text:span text:style-name="MT3"><text:page-number text:select-page="current">1</text:page-number></text:span><text:span text:style-name="MT3"><text:s/>/ </text:span><text:span text:style-name="MT3"><text:page-count style:num-format="1">3</text:page-count></text:span></text:p>
      </style:footer>
    </style:master-page>
    <style:master-page style:name="_5f_LNA_20_Document_20_Portrait" style:display-name="_LNA Document Portrait" style:page-layout-name="Mpm5" draw:style-name="Mdp1">
      <style:header>
        <text:p text:style-name="MP4">Lycée <text:span text:style-name="MT4">Nicolas APPERT</text:span><text:tab/><text:title>Dossier technique du projet - partie individuelle</text:title></text:p>
        <text:p text:style-name="MP4">STS <text:span text:style-name="MT5">SN</text:span><text:tab/><text:keywords>Nom étudiant/stagiaire</text:keywords></text:p>
      </style:header>
      <style:footer>
        <text:p text:style-name="MP5"><text:span text:style-name="MT3"><text:file-name text:display="name-and-extension">BTS-SN_E6.2_Dossier-technique-projet_partie-individuelle.odt</text:file-name></text:span><text:span text:style-name="MT3"><text:tab/>- </text:span><text:span text:style-name="MT3"><text:date style:data-style-name="N10039" text:date-value="2021-12-08T07:35:26.305790827">8 déc. 21</text:date></text:span><text:span text:style-name="MT3"><text:s/>-<text:tab/>Page </text:span><text:span text:style-name="MT3"><text:page-number text:select-page="current">3</text:page-number></text:span><text:span text:style-name="MT3"><text:s/>/ </text:span><text:span text:style-name="MT3"><text:page-count style:num-format="1">3</text:page-count></text:span></text:p>
      </style:footer>
    </style:master-page>
    <style:master-page style:name="_5f_LNA_20_Document_20_Paysage" style:display-name="_LNA Document Paysage" style:page-layout-name="Mpm6" draw:style-name="Mdp1">
      <style:header>
        <text:p text:style-name="MP6">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3"><text:file-name text:display="name-and-extension">BTS-SN_E6.2_Dossier-technique-projet_partie-individuelle.odt</text:file-name></text:span><text:span text:style-name="MT3"><text:tab/>- </text:span><text:span text:style-name="MT3"><text:date style:data-style-name="N10039" text:date-value="2021-12-08T07:35:26.307124178">8 déc. 21</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style:master-page style:name="_5f_Document_20_Paysage" style:display-name="_Document Paysage" style:page-layout-name="Mpm6" draw:style-name="Mdp1">
      <style:header>
        <text:p text:style-name="MP6"/>
      </style:header>
      <style:footer>
        <text:p text:style-name="MP8"/>
      </style:footer>
    </style:master-page>
    <style:master-page style:name="_5f_Document_20_Portrait" style:display-name="_Document Portrait" style:page-layout-name="Mpm5" draw:style-name="Mdp1">
      <style:header>
        <text:p text:style-name="MP4"><text:keywords>Nom étudiant/stagiaire</text:keywords></text:p>
      </style:header>
      <style:footer>
        <text:p text:style-name="MP5"/>
      </style:footer>
    </style:master-page>
    <style:master-page style:name="_5f_LNA_20_Document_20_Index" style:display-name="_LNA Document Index" style:page-layout-name="Mpm5" draw:style-name="Mdp1">
      <style:header>
        <text:p text:style-name="MP4">Lycée Nicolas APPERT<text:tab/><text:title>Dossier technique du projet - partie individuelle</text:title> </text:p>
        <text:p text:style-name="MP4">STS IRIS1ère Année<text:keywords>Nom étudiant/stagiaire</text:keywords><text:tab/><text:keywords>Nom étudiant/stagiaire</text:keywords></text:p>
      </style:header>
      <style:footer>
        <text:p text:style-name="MP5"><text:span text:style-name="MT3"><text:file-name text:display="name-and-extension">BTS-SN_E6.2_Dossier-technique-projet_partie-individuelle.odt</text:file-name></text:span><text:span text:style-name="MT3"><text:tab/>- </text:span><text:span text:style-name="MT3"><text:date style:data-style-name="N10039" text:date-value="2021-12-08T07:35:26.309400494">8 déc. 21</text:date></text:span><text:span text:style-name="MT3"><text:s/>-<text:tab/>Page </text:span><text:span text:style-name="MT3"><text:page-number text:select-page="current">0</text:page-number></text:span><text:span text:style-name="MT3"><text:s/>/ </text:span><text:span text:style-name="MT3"><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4.1$MacOSX_X86_64 LibreOffice_project/27d75539669ac387bb498e35313b970b7fe9c4f9</meta:generator>
    <dc:title>Dossier technique du projet - partie individuelle</dc:title>
    <dc:subject>P2022 : Nom du projet</dc:subject>
    <meta:initial-creator>Philippe MERCIER</meta:initial-creator>
    <meta:creation-date>2021-11-13T15:37:26.676344259</meta:creation-date>
    <dc:language>fr-FR</dc:language>
    <meta:editing-cycles>3</meta:editing-cycles>
    <meta:editing-duration>PT1M57S</meta:editing-duration>
    <meta:keyword>Nom étudiant/stagiaire</meta:keyword>
    <dc:date>2021-12-08T07:35:25.995089720</dc:date>
    <dc:creator>Philippe MERCIER</dc:creator>
    <meta:document-statistic meta:table-count="1" meta:image-count="1" meta:object-count="0" meta:page-count="3" meta:paragraph-count="84" meta:word-count="893" meta:character-count="5860" meta:non-whitespace-character-count="509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